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7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5645</text:p>
      <text:p text:style-name="P2">Date (derived from Gregorian calendar)<text:tab/>1884</text:p>
      <text:p text:style-name="P2">Month<text:tab/><text:tab/><text:tab/><text:tab/><text:tab/><text:tab/></text:p>
      <text:p text:style-name="P2">Year<text:tab/><text:tab/><text:tab/><text:tab/><text:tab/><text:tab/>1884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Montefiore, Moses, Sir, 1784-1885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, through page 10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London, England; Leghorn, Italy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Sir Moses Montefiore's/</text:p>
      <text:p text:style-name="P7">Centennial Birth-day/</text:p>
      <text:p text:style-name="P7">Sabbath <text:span text:style-name="T2">Lech Lecha</text:span><text:span text:style-name="T3">/</text:span></text:p>
      <text:p text:style-name="P7"><text:span text:style-name="T3">1884 5645/</text:span></text:p>
      <text:p text:style-name="P7"><text:span text:style-name="T3"/></text:p>
      <text:p text:style-name="P6"><text:span text:style-name="T3">[Page 1]</text:span></text:p>
      <text:p text:style-name="P6"><text:span text:style-name="T3">Rabbi Berechijah was preaching according to the/ system prevalent in olden times. <text:s/>The book which he/ undertook to explain in the legendary style,--so plea-/-sing to most hearers, was that which has offered/ </text:span><text:span text:style-name="T4">a</text:span><text:span text:style-name="T5"> fertile imaginations the widest scope--the book of/ Canticles, or Solomon's "Song of Songs." [Hebrew] <text:s/>Arrived at the/ sentence in which the fragrance of the lover's </text:span><text:span text:style-name="T4">breath</text:span><text:span text:style-name="T5"> name/ is compared to delicious perfume, the Rabbi remarked:/ A </text:span><text:span text:style-name="T4">box</text:span><text:span text:style-name="T5"> chest of </text:span><text:span text:style-name="T4">sweet</text:span><text:span text:style-name="T5"> aromatic spices tightly closed and laid in a/ corner of the house, will </text:span><text:span text:style-name="T4">give</text:span><text:span text:style-name="T5"> emit no grateful odour. <text:s/>Let it be opened/ and carried from place to place and it will diffuse/ its </text:span><text:span text:style-name="T4">grateful</text:span><text:span text:style-name="T5"> sweet smell everywhere. <text:s/>Then the preacher added:/ To that object our father Abraham may </text:span><text:span text:style-name="T4">well</text:span><text:span text:style-name="T5"> justly be likened./ <text:s/>The precious qualities inherent in his nature would not have/ become known, nor would they have received a full development,/ if he had not journeyed far from his native land,/ instead of remaining within its narrow borders./ <text:s/>Brethren. <text:s/>What the quoted Talmudist applied to the Hebrew/ patriarch of Ur Chasdim, fits with precision the/ Hebrew patriarch of our </text:span><text:span text:style-name="T4">own time</text:span><text:span text:style-name="T5"> days./</text:span></text:p>
      <text:p text:style-name="P6"><text:span text:style-name="T5"/></text:p>
      <text:p text:style-name="P6"><text:span text:style-name="T5">[Page 2]</text:span></text:p>
      <text:p text:style-name="P6"><text:soft-page-break/><text:span text:style-name="T5">I may be pardoned for sharing with the/ Jews of Leghorn a degree of pride because in that/ city Moses Montefiore--a significant name and sur-/name--first opened his eyes to the light. </text:span><text:span text:style-name="T4">of day.</text:span><text:span text:style-name="T5"> <text:s/>I/ was a youth in 1840, but though I have grown/ old in a country which I love, but which </text:span><text:span text:style-name="T4">is not</text:span><text:span text:style-name="T5"> lies thousands of miles away </text:span><text:span text:style-name="T4">distant</text:span><text:span text:style-name="T5"> from that/ where I learned to speak, I can vividly recall/ the joyfulness of </text:span><text:span text:style-name="T4">that city of Italy,</text:span><text:span text:style-name="T5"> my native town, </text:span><text:span text:style-name="T4">in</text:span><text:span text:style-name="T5"> when the/ hero of peace entered it on his return from </text:span><text:span text:style-name="T4">his</text:span><text:span text:style-name="T5"> merci-/-ful mission at Damascus. <text:s/>My </text:span><text:span text:style-name="T4">revered</text:span><text:span text:style-name="T5"> sainted teacher--/--afterwards Chief Rabbi of Leghorn--Abraham Benedict/ Piperno, </text:span><text:span text:style-name="T4">of sainted memory,</text:span><text:span text:style-name="T5"> had written a psalm/ in which the following sentiment was expressed: "Rejoice thou/ city of Leghorn, for thine is a superb and honorable/ record. <text:s/>Within thy walls was born the man/ </text:span><text:span text:style-name="T6">Moses</text:span><text:span text:style-name="T5">, so great in acts of sublime counsel and/ </text:span><text:span text:style-name="T4">intelligence</text:span><text:span text:style-name="T5"> discretion." <text:s/>Yet, I concede that if the parents/ of him whose hundred years have flowed down in steady gentleness/ and swelled into a stream of glories, had raised their child in/ Tuscan Italy and not in the capital of England, their/ Moses would not have developped[sic!] so magnificently./ <text:s/>The aroma of his goodness could not have spread thus far &amp; wide./</text:span></text:p>
      <text:p text:style-name="P6"><text:span text:style-name="T5"/></text:p>
      <text:p text:style-name="P6"><text:span text:style-name="T5">[Page 3]</text:span></text:p>
      <text:p text:style-name="P6"><text:span text:style-name="T5">Even </text:span><text:span text:style-name="T4">politically mild</text:span><text:span text:style-name="T5"> Tuscany--comparatively mild in her government, was not then the spot/ where the man destined to accomplish splendid deeds/ should have been cradled. <text:s/>Italy, said once Metternich--/the Austrian Bismarck--is a geographical blunder./ <text:s/>Divided into seven inharmonious states, </text:span><text:span text:style-name="T4">it</text:span><text:span text:style-name="T5"> she com-/-manded no respect abroad, and her Jewish children/ at home could wield no appreciable influence./ <text:s/>Enslaved Italy could not have </text:span><text:span text:style-name="T4">raised</text:span><text:span text:style-name="T5"> brought forth the Maurogonatos,/ the Malvanos, the Luzzattis, the Jacurs, the Dinas, that/ host of </text:span><text:span text:style-name="T4">celebrities</text:span><text:span text:style-name="T5"> Hebrew notabilities which two decades of her free existence/ have </text:span><text:span text:style-name="T4">reared</text:span><text:span text:style-name="T5"> sufficed to rear. <text:s/>But puissant Great Britain </text:span><text:span text:style-name="T4">whose sails whiten in whose potency she has</text:span><text:span text:style-name="T5"> that for ages has sent her ships </text:span><text:span text:style-name="T4">have for ages</text:span><text:span text:style-name="T5"> to furrow/ every distant sea, could train Montefiore </text:span><text:span text:style-name="T4">for his mission</text:span><text:span text:style-name="T5"> in a school of self-</text:span><text:span text:style-name="T4">recognized</text:span><text:span text:style-name="T5">conscious manhood, and/ demand respect in every clime for one of her citizens whom/ she delighted to honor. <text:s/>What that Londoner/ has achieved by </text:span><text:span text:style-name="T4">journeying</text:span><text:span text:style-name="T5"> travelling[sic!] from land to land; how/ the redolence of his name </text:span><text:span text:style-name="T4">imparted</text:span><text:span text:style-name="T5"> diffused sweetness all over/ the Jewish world, I will not describe. <text:s/>That picture/ was set before </text:span><text:span text:style-name="T4">y</text:span><text:span text:style-name="T5">our visions last Sunday evening in/ beautiful lineaments. <text:s/>My touches could not enhance/ the comeliness of the portrait./</text:span></text:p>
      <text:p text:style-name="P6"><text:span text:style-name="T5"/></text:p>
      <text:p text:style-name="P6"><text:span text:style-name="T5">[Page 4]</text:span></text:p>
      <text:p text:style-name="P6"><text:span text:style-name="T5">But what is </text:span><text:span text:style-name="T4">not</text:span><text:span text:style-name="T5"> best known </text:span><text:span text:style-name="T4">save</text:span><text:span text:style-name="T5"> to/ Tuscan Jews,--and </text:span><text:span text:style-name="T4">is still</text:span><text:span text:style-name="T5"> I conceive to be deserving of a </text:span><text:span text:style-name="T4">record</text:span><text:span text:style-name="T5"> narrative--,/ may be listened to with some interest./</text:span></text:p>
      <text:p text:style-name="P6"><text:span text:style-name="T5">The immediate family of Sir Moses had settled in England/ and prospered as merchants long before he was </text:span><text:span text:style-name="T4">happily</text:span><text:span text:style-name="T5"> given to the house of/ Israel. <text:s/>His birth in </text:span><text:span text:style-name="T4">Italy</text:span><text:span text:style-name="T5"> Leghorn was merely accident-/-al--his mother being on a visit in that city when/ </text:span><text:span text:style-name="T4">it happened</text:span><text:span text:style-name="T5"> the auspicious even occurred. <text:s/>But near relatives of Sir Moses con-/-tinued permanently to reside in that Tuscan city, and I knew/ </text:span><text:span text:style-name="T4">some</text:span><text:span text:style-name="T5"> several of them well. <text:s/>Leon Montefiore was/ the recipient of frequent and generous tokens of af-/-fection from his cousin, whom Queen Victoria had knighted./ <text:s/>Massood Racah was ever held in veneration by his/ nephew--for whom he had stood god-father in the/ </text:span><text:span text:style-name="T4">humble</text:span><text:span text:style-name="T5"> dwelling facing the rear of the Synagogue, No./ 10 via Reale on the second floor. <text:s/>A stone over/ the mortal remains of that pious Israelite, lying in/ the old Jewish burial ground at Leghorn, records/ that the grave is being kept in </text:span><text:span text:style-name="T4">honorable preservation,</text:span><text:span text:style-name="T5"> proper order,/ </text:span><text:span text:style-name="T4">through the care</text:span><text:span text:style-name="T5"> by the direction and at the expense of Moses Montefiore, the English/ Baronet. <text:s/>But he who prices[sic!] Hebrew above/ all languages, and in it thrice a day </text:span><text:span text:style-name="T4">he prays to God,</text:span><text:span text:style-name="T5"> offers supplications,/</text:span></text:p>
      <text:p text:style-name="P6"><text:span text:style-name="T5"/></text:p>
      <text:p text:style-name="P6"><text:span text:style-name="T5">[Page 5]</text:span></text:p>
      <text:p text:style-name="P6"><text:span text:style-name="T5">prides himself in Jacob Montefiore--one of his Italian/ ancestors who wrote a comment on the Masorah,/ or the correct reading of the Scriptural text. <text:s/>That work/ is </text:span><text:span text:style-name="T4">religiously kept</text:span><text:span text:style-name="T5"> scrupulously preserved in the handwriting of its author/ at the Ramsgate college, </text:span><text:span text:style-name="T4">constituted in memory of Lady</text:span><text:span text:style-name="T5">--a </text:span><text:soft-page-break/><text:span text:style-name="T5">monument to conjugal tenderness./ <text:s/></text:span><text:span text:style-name="T4">Judith Montefiore. <text:s/>Most appropriately so,</text:span><text:span text:style-name="T5"> Loving was the thought; most appropriate the depository of the volume, for it was/ that Judith--</text:span><text:span text:style-name="T6">Yehudit</text:span><text:span text:style-name="T5">--a Jewess </text:span><text:span text:style-name="T6">par excellence</text:span><text:span text:style-name="T5">--who </text:span><text:span text:style-name="T4">inspired</text:span><text:span text:style-name="T5"> stimulated/ our illustrious brother in faith to bring his far reaching/ influence to bear on the cultivation of a study of the/ sacred tongue, that the word of God might never be forgotten./ <text:s/>She habitually accompanied him on his visits to the schools/ connected with the Sephardic Congregation of London,/ and she herself would, at times, question the pupils/ on the Bible and its </text:span><text:span text:style-name="T4">translation</text:span><text:span text:style-name="T5"> English rendition. <text:s/>Thus was/ I privileged to meet her occasionally face to face,/ besides my seeing her seated in the gallery of/ the Synagogue at Bevis Marks. <text:s/>For in that/ ancient edifice our two exalted coreligionists often/ made their devotions, when they temporarily exchanged their villa/ at Ramsgate for their mansion in Hyde Park./</text:span></text:p>
      <text:p text:style-name="P6"><text:span text:style-name="T5"/></text:p>
      <text:p text:style-name="P6"><text:span text:style-name="T5">[Page 6]</text:span></text:p>
      <text:p text:style-name="P6"><text:span text:style-name="T5">But an illustration of Moses Montefiore's/ </text:span><text:span text:style-name="T4">humbleness piety</text:span><text:span text:style-name="T5"> sterling piety </text:span><text:span text:style-name="T4">pray God</text:span><text:span text:style-name="T5"> was presented to my views, on/ the eve of the great day of atonement. <text:s/>I beheld/ a man of commanding appearance </text:span><text:span text:style-name="T4">occupying</text:span><text:span text:style-name="T5"> humbly doing the office/ of the sexton. <text:s/>The Baronet, the friend of a queen,/ the honored guest of princes and of emperors, was/ lighting the hallowed structure, </text:span><text:span text:style-name="T4">which</text:span><text:span text:style-name="T5"> --a structure that calls to/ mind Menasseh Ben Israel </text:span><text:span text:style-name="T4">in his</text:span><text:span text:style-name="T5"> pleading </text:span><text:span text:style-name="T4">before</text:span><text:span text:style-name="T5"> for the re-/</text:span><text:span text:style-name="T4">Oliver Cromwell</text:span><text:span text:style-name="T5"> -admission of his brethren into the soil which Cromwell </text:span><text:span text:style-name="T4">ruled</text:span><text:span text:style-name="T5"> had liberalized. <text:s/>That sight struck me ineffaciably./ <text:s/>In my boyhood, I had been given occasion to closely observe/ the same man, </text:span><text:span text:style-name="T4">how</text:span><text:span text:style-name="T5"> when upon an evening of the week,/ he had sat himself in a retired spot of the large/ synagogue at Leghorn to recite his prayers; in later/ years at London, my opinion of his devotional na-/-ture was indelibly confirmed. <text:s/>During a century,/ unparalleled in the changes it has wrought--notably/ in the </text:span><text:span text:style-name="T4">practice of our faith, when</text:span><text:span text:style-name="T5"> decline of orthodoxy, </text:span><text:span text:style-name="T4">has</text:span><text:span text:style-name="T5"> which/ </text:span><text:span text:style-name="T4">become with some</text:span><text:span text:style-name="T5"> many dare call a synonym for unprogressiveness,/ the same man has remained immoveably firm/ in his adherence to parental precept and example,/ glorying to be hailed the champion of conservative/ Judaism, as he is a veritable champion of humanity./</text:span></text:p>
      <text:p text:style-name="P6"><text:span text:style-name="T5"/></text:p>
      <text:p text:style-name="P6"><text:span text:style-name="T5">[Page 7]</text:span></text:p>
      <text:p text:style-name="P6"><text:span text:style-name="T5">Brethren. <text:s/>Were it not that to tell </text:span><text:span text:style-name="T4">further</text:span><text:span text:style-name="T5"> of my/ personal experience on this subject more minutely might savor/ of self-praise, I would gladly enlarge upon it./ <text:s/></text:span><text:span text:style-name="T4">and</text:span><text:span text:style-name="T5"> I would cite even incidents </text:span><text:span text:style-name="T4">of even</text:span><text:span text:style-name="T5"> occurred in festal conviviality cor-/-roborative of my assertion of that same man's </text:span><text:span text:style-name="T4">loyalty</text:span><text:span text:style-name="T5"> faithfulness/ to the history and traditions of Israel. <text:s/>But his seventh/ journey East in the ninety first year of his age,/ is the crowning proof of his </text:span><text:span text:style-name="T4">fealty</text:span><text:span text:style-name="T5"> loyalty to his creed. <text:s/>A report/ prejudicial to the Hebrew inhabitants of the Holy Land/ had been printed and widely circulated. <text:s/>It charged/ them with shortcomings, which, I fear, were not destitute/ of sound foundations. <text:s/>Certain Rabbis who enjoyed/ the confidence of the world renowned Jew, strongly ap-/-pealed to him for defense. <text:s/>Now let me acknowledge with pro-/-found </text:span><text:span text:style-name="T4">respect</text:span><text:span text:style-name="T5"> regard for Sir Moses but in all candor that if a degree of/ weakness has been ever detected in the character of our/ famous philanthropist, it lies in his overlooking of the/ faults of Jerusalemites. <text:s/>Believing that to </text:span><text:span text:style-name="T4">tread</text:span><text:span text:style-name="T5"> walk the ground which prophets and sages </text:span><text:span text:style-name="T4">walked</text:span><text:span text:style-name="T5"> trod upon is supremely meritorious, our good </text:span><text:span text:style-name="T4">Sir</text:span><text:span text:style-name="T5"> Moses has always shown/ </text:span><text:span text:style-name="T4">undue</text:span><text:span text:style-name="T5"> exceeding leniency towards a community </text:span><text:span text:style-name="T4">largely depending on</text:span><text:span text:style-name="T5"> in a vast measure supported by/ alms. </text:span><text:span text:style-name="T4">giving.</text:span><text:span text:style-name="T5"> <text:s/>None will dare to say that such a/ course meets </text:span><text:span text:style-name="T4">hi</text:span><text:span text:style-name="T5"> with his approval; on the contrary, he has/ unequivocally deprecated it and endeavoured to alter it, yet, unwittingly his kindness/</text:span></text:p>
      <text:p text:style-name="P6"><text:span text:style-name="T5"/></text:p>
      <text:p text:style-name="P6"><text:span text:style-name="T5">[Page 8]</text:span></text:p>
      <text:p text:style-name="P6"><text:span text:style-name="T5">of heart has caused its continuance. <text:s/></text:span><text:span text:style-name="T4">He</text:span><text:span text:style-name="T5"> The English Baronet has/ spent treasures </text:span><text:span text:style-name="T4">on</text:span><text:span text:style-name="T5"> for the amelioration of the ancient heritage/ of our fathers, but no adequate advantage was derived./ <text:s/>Manual work, the cultivation of the soil, the acquire-/-ments of general learning, are still foreign to the/ </text:span><text:span text:style-name="T4">main portion</text:span><text:span text:style-name="T5"> largest majority of our brethren in Western Asia. <text:s/></text:span><text:span text:style-name="T4">Never-</text:span><text:span text:style-name="T5"> Yet,/ </text:span><text:span text:style-name="T4">-theless</text:span><text:span text:style-name="T5"> Sir Moses sincerely holds that his personal/ influence and the means he has lavished have benefit-/-ted Palestinian Jews </text:span><text:soft-page-break/><text:span text:style-name="T5">very materially. <text:s/>His own ac-/-count of his last voyage and forty days' sojourn/ goes far to prove it, for towards the close of his book he tells us/ with </text:span><text:span text:style-name="T4">much</text:span><text:span text:style-name="T5"> considerable warmth that he has had again every/ opportunity to convince himself of the worthiness/ of the dwellers in Zion, and the desert</text:span><text:span text:style-name="T4">s</text:span><text:span text:style-name="T5"> of those who/ have taken up their homes in the ancient cities of/ Judah. <text:s/>But that narrative which a cool minded/ and dispassionate reader will accept with some </text:span><text:span text:style-name="T4">grains</text:span><text:span text:style-name="T5"> mental/ </text:span><text:span text:style-name="T4">of deduction</text:span><text:span text:style-name="T5"> reservation, evinces </text:span><text:span text:style-name="T4">without notwithstanding</text:span><text:span text:style-name="T5"> nevertheless the intense earnestness/ of the "old man beneficent." <text:s/>Aye, fatigue, even the/ breaking out of the Cholera could not deter him/</text:span></text:p>
      <text:p text:style-name="P6"><text:span text:style-name="T5"/></text:p>
      <text:p text:style-name="P6"><text:span text:style-name="T5">[Page 9]</text:span></text:p>
      <text:p text:style-name="P6"><text:span text:style-name="T5">from responding to the appeal of brethren who/ live where the Shekinah hovered above the golden/ Cherubim. <text:s/>Verily, I believe that to satisfy also the/ yearning of his soul, the nonagenarian ventured </text:span><text:span text:style-name="T4">upon</text:span><text:span text:style-name="T5"> so late in life on/ a perilous journey. <text:s/>For even as "Jerusalem" is em-/-blazoned upon his coat of arms, so is the memorial of/ "the city of the Great King" ever glowing before his mind./ <text:s/>The narrative he wrote is a lucid mirror reflecting the/ sentiments of an Israelite whose recollections of the glo-/-rious past of his people are </text:span><text:span text:style-name="T4">fastened on</text:span><text:span text:style-name="T5"> entwined round the fibres of his/ being. <text:s/>Happily the heart wholly pervaded with/ Jewish feelings, discloses its sweetness in touches of uni-/-versal love. <text:s/>Could the innumerable relics which Sir/ Moses Montefiore has treasured be set in array for your in-/-spection you would enter into the secret chambers of his exalted nature. <text:s/></text:span><text:span text:style-name="T4">Then Here</text:span><text:span text:style-name="T5"> <text:s/>Among the objects he peculiarly valued you would see </text:span><text:span text:style-name="T4">here</text:span><text:span text:style-name="T5"> here a scroll of the Land, which it/ took the scribe seven years to complete, there a box con-/-taining a lock of the hair of young Jewess--Dinah of Damascus who fell/ pierced by the sword when defending her home and her honor/ during the persecution </text:span><text:span text:style-name="T4">at Damascus</text:span><text:span text:style-name="T5"> of 1840. <text:s/>Here you would behold/ a pair of philacteries[sic!] supposed to have belonged to Judah/ Hallevi, the preeminent poet of the Synagogue, there an/ English Bible </text:span><text:span text:style-name="T4">elegantly</text:span><text:span text:style-name="T5"> gorgeously bound, which Christian </text:span><text:span text:style-name="T4">era</text:span><text:span text:style-name="T5"> workingmen/</text:span></text:p>
      <text:p text:style-name="P6"><text:span text:style-name="T5"/></text:p>
      <text:p text:style-name="P6"><text:span text:style-name="T5">[Page 10]</text:span></text:p>
      <text:p text:style-name="P6"><text:span text:style-name="T5">presented. <text:s/>Here a dagger which dropped from the/ hand of the would be assassin who had aimed a blow/ at the lips of our Moses; there a roll of parchment/ in which non-Israelites thank the Hebrew of Hebrews/ for his unsectarian charity. <text:s/>You have read this week-/-memorable in the annals of the Jewish world--the effusions/ of a genuine love for mankind. <text:s/>To an immense gathering of/ </text:span><text:span text:style-name="T4">his fellow</text:span><text:span text:style-name="T5"> gentiles </text:span><text:span text:style-name="T4">fellow citizens</text:span><text:span text:style-name="T5"> who offered </text:span><text:span text:style-name="T4">him</text:span><text:span text:style-name="T5"> the highest denizen of Ramsgate feli-/-citations on the completion of his centennial natal/ day, the noble son of our race said: "Dear, dear old/ Ramsgate, there is not a boy or a girl, I do not/ pray for. <text:s/>God bless you all". <text:s/>May the lips/ which gave forth those utterances of human affect-/-ion continue to move and propitiate blessings./ <text:s/>May the patriarch of our days, who, like the patriarch/ of old, rejoices[sic!] in the celestial assurance that he will/ be gathered to his fathers in peace, and be buried in/ good old age, abide still longer with us, </text:span><text:span text:style-name="T4">and let</text:span><text:span text:style-name="T5"> so that/ the fragrance of his precious name shall diffuse its/ sweet influence over the whole house of Israel./</text:span></text:p>
      <text:p text:style-name="P6"><text:span text:style-name="T5"/></text:p>
      <text:p text:style-name="P6"><text:span text:style-name="T5">[Page 11]</text:span></text:p>
      <text:p text:style-name="P6"><text:span text:style-name="T5">May in Moses Montefiore be fulfilled the/ sentence in the prophetic section of this sabbath:/ "They who </text:span><text:span text:style-name="T4">wait upon</text:span><text:span text:style-name="T5"> hope in the Lord, will acquire new/ strength, they shall wing their flight upwards/ like eagles, they shall run and be not fatigued,/ proceed onward and become not wearied." <text:s/>So may/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01T11:02:56.98</meta:creation-date>
    <meta:document-statistic meta:table-count="0" meta:image-count="0" meta:object-count="0" meta:page-count="5" meta:paragraph-count="88" meta:word-count="2367" meta:character-count="14577"/>
    <dc:date>2012-08-01T13:33:22.38</dc:date>
    <dc:creator>Penn Libraries</dc:creator>
    <meta:editing-duration>PT00H00M42S</meta:editing-duration>
    <meta:editing-cycles>1</meta:editing-cycles>
    <meta:generator>OpenOffice.org/3.2$Win32 OpenOffice.org_project/320m12$Build-9483</meta:generator>
  </office:meta>
</office:document-meta>
</file>